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2.4217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7756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598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0.6866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0.5319in"/>
    </style:style>
    <style:style style:name="co16" style:family="table-column">
      <style:table-column-properties fo:break-before="auto" style:column-width="0.7311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5201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0.1102in"/>
    </style:style>
    <style:style style:name="co22" style:family="table-column">
      <style:table-column-properties fo:break-before="auto" style:column-width="0.9193in"/>
    </style:style>
    <style:style style:name="co23" style:family="table-column">
      <style:table-column-properties fo:break-before="auto" style:column-width="0.8862in"/>
    </style:style>
    <style:style style:name="co24" style:family="table-column">
      <style:table-column-properties fo:break-before="auto" style:column-width="1.0634in"/>
    </style:style>
    <style:style style:name="co25" style:family="table-column">
      <style:table-column-properties fo:break-before="page" style:column-width="0.9307in"/>
    </style:style>
    <style:style style:name="co26" style:family="table-column">
      <style:table-column-properties fo:break-before="auto" style:column-width="0.7091in"/>
    </style:style>
    <style:style style:name="ro1" style:family="table-row">
      <style:table-row-properties style:row-height="0.3465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6146in" fo:break-before="auto" style:use-optimal-row-height="false"/>
    </style:style>
    <style:style style:name="ro4" style:family="table-row">
      <style:table-row-properties style:row-height="0.916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3854in" fo:break-before="auto" style:use-optimal-row-height="false"/>
    </style:style>
    <style:style style:name="ro7" style:family="table-row">
      <style:table-row-properties style:row-height="0.4689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6457in" fo:break-before="auto" style:use-optimal-row-height="false"/>
    </style:style>
    <style:style style:name="ro10" style:family="table-row">
      <style:table-row-properties style:row-height="0.2118in" fo:break-before="auto" style:use-optimal-row-height="true"/>
    </style:style>
    <style:style style:name="ta1" style:family="table" style:master-page-name="PageStyle_5f_staff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ff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31"/>
        <table:table-column table:style-name="co5" table:visibility="collapse" table:default-cell-style-name="ce31"/>
        <table:table-column table:style-name="co6" table:visibility="collapse" table:default-cell-style-name="ce31"/>
        <table:table-column table:style-name="co4" table:visibility="collapse" table:default-cell-style-name="ce31"/>
        <table:table-column table:style-name="co7" table:visibility="collapse" table:default-cell-style-name="ce31"/>
        <table:table-column table:style-name="co8" table:visibility="collapse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6" table:default-cell-style-name="ce31"/>
        <table:table-column table:style-name="co12" table:visibility="collapse" table:default-cell-style-name="ce31"/>
        <table:table-column table:style-name="co13" table:visibility="collapse" table:default-cell-style-name="ce31"/>
        <table:table-column table:style-name="co14" table:default-cell-style-name="ce31"/>
        <table:table-column table:style-name="co15" table:visibility="collapse" table:default-cell-style-name="ce31"/>
        <table:table-column table:style-name="co16" table:default-cell-style-name="ce31"/>
        <table:table-column table:style-name="co17" table:default-cell-style-name="ce31"/>
        <table:table-column table:style-name="co6" table:default-cell-style-name="ce31"/>
        <table:table-column table:style-name="co18" table:default-cell-style-name="ce31"/>
        <table:table-column table:style-name="co16" table:default-cell-style-name="ce31"/>
        <table:table-column table:style-name="co19" table:default-cell-style-name="ce31"/>
        <table:table-column table:style-name="co20" table:visibility="collapse" table:default-cell-style-name="ce31"/>
        <table:table-column table:style-name="co21" table:visibility="collapse" table:default-cell-style-name="ce31"/>
        <table:table-column table:style-name="co17" table:default-cell-style-name="ce31"/>
        <table:table-column table:style-name="co22" table:default-cell-style-name="ce31"/>
        <table:table-column table:style-name="co12" table:default-cell-style-name="ce31"/>
        <table:table-column table:style-name="co14" table:default-cell-style-name="ce31"/>
        <table:table-column table:style-name="co23" table:default-cell-style-name="ce31"/>
        <table:table-column table:style-name="co24" table:default-cell-style-name="ce31"/>
        <table:table-column table:style-name="co14" table:default-cell-style-name="ce31"/>
        <table:table-column table:style-name="co25" table:default-cell-style-name="ce13"/>
        <table:table-column table:style-name="co26" table:number-columns-repeated="987" table:default-cell-style-name="ce13"/>
        <table:table-column table:style-name="co26" table:number-columns-repeated="4" table:default-cell-style-name="Default"/>
        <table:table-row table:style-name="ro1">
          <table:table-cell table:style-name="ce1" office:value-type="string" table:number-columns-spanned="32" table:number-rows-spanned="1">
            <text:p>Security Organizing System Pakistan (Pvt) Ltd</text:p>
          </table:table-cell>
          <table:covered-table-cell table:number-columns-repeated="31" table:style-name="ce14"/>
          <table:table-cell table:number-columns-repeated="992"/>
        </table:table-row>
        <table:table-row table:style-name="ro1">
          <table:table-cell table:style-name="ce1" office:value-type="string" table:number-columns-spanned="32" table:number-rows-spanned="1">
            <text:p>Head Office Staff Salary Sheet</text:p>
          </table:table-cell>
          <table:covered-table-cell table:number-columns-repeated="31" table:style-name="ce14"/>
          <table:table-cell table:number-columns-repeated="992"/>
        </table:table-row>
        <table:table-row table:style-name="ro1">
          <table:table-cell table:style-name="ce1" office:value-type="string" table:number-columns-spanned="32" table:number-rows-spanned="1">
            <text:p>For <text:a xlink:href="python://data['form']['start_date']">From</text:a> To <text:a xlink:href="python://data['form']['end_date']">To</text:a></text:p>
          </table:table-cell>
          <table:covered-table-cell table:number-columns-repeated="31" table:style-name="ce14"/>
          <table:table-cell table:number-columns-repeated="992"/>
        </table:table-row>
        <table:table-row table:style-name="ro2">
          <table:table-cell table:style-name="ce2" table:number-columns-spanned="32" table:number-rows-spanned="1"/>
          <table:covered-table-cell table:number-columns-repeated="31" table:style-name="ce15"/>
          <table:table-cell table:number-columns-repeated="992"/>
        </table:table-row>
        <table:table-header-rows>
          <table:table-row table:style-name="ro3">
            <table:table-cell table:style-name="ce3" office:value-type="string" table:number-columns-spanned="1" table:number-rows-spanned="2">
              <text:p>Sr </text:p>
            </table:table-cell>
            <table:table-cell table:style-name="ce3" office:value-type="string" table:number-columns-spanned="1" table:number-rows-spanned="2">
              <text:p>Employee Name</text:p>
            </table:table-cell>
            <table:table-cell table:style-name="ce3" office:value-type="string" table:number-columns-spanned="1" table:number-rows-spanned="2">
              <text:p>Designation</text:p>
            </table:table-cell>
            <table:table-cell table:style-name="ce25" office:value-type="string" table:number-columns-spanned="1" table:number-rows-spanned="2">
              <text:p>Current</text:p>
              <text:p>Salary</text:p>
            </table:table-cell>
            <table:table-cell table:style-name="ce25" office:value-type="string" office:string-value="BASIC">
              <text:p>BASIC </text:p>
            </table:table-cell>
            <table:table-cell table:style-name="ce25" office:value-type="string" office:string-value="H.RENT">
              <text:p>H.RENT </text:p>
            </table:table-cell>
            <table:table-cell table:style-name="ce25" office:value-type="string" office:string-value="MEDICAL ">
              <text:p>MEDICAL <text:s/></text:p>
            </table:table-cell>
            <table:table-cell table:style-name="ce25" office:value-type="string" office:string-value="UTILITY">
              <text:p>UTILITY </text:p>
            </table:table-cell>
            <table:table-cell table:style-name="ce25" office:value-type="string" office:string-value="T/SALARY">
              <text:p>T/SALARY </text:p>
            </table:table-cell>
            <table:table-cell table:style-name="ce25" office:value-type="string" office:string-value="Attandance Detail" table:number-columns-spanned="4" table:number-rows-spanned="1">
              <text:p>Attandance Detail </text:p>
            </table:table-cell>
            <table:covered-table-cell table:number-columns-repeated="3" table:style-name="ce25"/>
            <table:table-cell table:style-name="ce25" office:value-type="string" office:string-value="SPECIAL">
              <text:p>SPECIAL </text:p>
            </table:table-cell>
            <table:table-cell table:style-name="ce25" office:value-type="string" office:string-value="ADVANCE">
              <text:p>ADVANCE </text:p>
            </table:table-cell>
            <table:table-cell table:style-name="ce25" office:value-type="string" office:string-value="Basic Salary" table:number-columns-spanned="1" table:number-rows-spanned="2">
              <text:p>Basic Salary </text:p>
            </table:table-cell>
            <table:table-cell table:style-name="ce25" office:value-type="string" office:string-value="Extra">
              <text:p>Extra </text:p>
            </table:table-cell>
            <table:table-cell table:style-name="ce25" office:value-type="string" office:string-value="Allowences" table:number-columns-spanned="5" table:number-rows-spanned="1">
              <text:p>Allowences </text:p>
            </table:table-cell>
            <table:covered-table-cell table:number-columns-repeated="4" table:style-name="ce25"/>
            <table:table-cell table:style-name="ce25" office:value-type="string" office:string-value="DEDUCTION" table:number-columns-spanned="9" table:number-rows-spanned="1">
              <text:p>DEDUCTION </text:p>
            </table:table-cell>
            <table:covered-table-cell table:number-columns-repeated="8" table:style-name="ce25"/>
            <table:table-cell table:style-name="ce25" office:value-type="string" office:string-value="NET SALARY" table:number-columns-spanned="1" table:number-rows-spanned="2">
              <text:p>NET SALARY </text:p>
            </table:table-cell>
            <table:table-cell table:style-name="ce37" table:number-columns-repeated="988"/>
            <table:table-cell table:number-columns-repeated="4"/>
          </table:table-row>
          <table:table-row table:style-name="ro4">
            <table:covered-table-cell table:number-columns-repeated="3" table:style-name="ce3"/>
            <table:covered-table-cell table:style-name="ce25"/>
            <table:table-cell table:style-name="ce25" table:number-columns-repeated="5"/>
            <table:table-cell table:style-name="ce33" office:value-type="string" office:string-value="Absent">
              <text:p>Absent </text:p>
            </table:table-cell>
            <table:table-cell table:style-name="ce33" office:value-type="string" office:string-value="Late">
              <text:p>Late </text:p>
            </table:table-cell>
            <table:table-cell table:style-name="ce33" office:value-type="string" office:string-value="Ded Day">
              <text:p>Ded Day </text:p>
            </table:table-cell>
            <table:table-cell table:style-name="ce33" office:value-type="string" office:string-value="T Days">
              <text:p>T Days </text:p>
            </table:table-cell>
            <table:table-cell table:style-name="ce25" table:number-columns-repeated="2"/>
            <table:covered-table-cell table:style-name="ce25"/>
            <table:table-cell table:style-name="ce25"/>
            <table:table-cell table:style-name="ce26" office:value-type="string" office:string-value="Fuel">
              <text:p>Fuel </text:p>
            </table:table-cell>
            <table:table-cell table:style-name="ce26" office:value-type="string" office:string-value="Travel">
              <text:p>Travel </text:p>
            </table:table-cell>
            <table:table-cell table:style-name="ce26" office:value-type="string" office:string-value="Mob">
              <text:p>Mob </text:p>
            </table:table-cell>
            <table:table-cell table:style-name="ce26" office:value-type="string" office:string-value="Bonus">
              <text:p>Bonus </text:p>
            </table:table-cell>
            <table:table-cell table:style-name="ce25" office:value-type="string" office:string-value="Total">
              <text:p>Total </text:p>
            </table:table-cell>
            <table:table-cell table:style-name="ce26" office:value-type="string" office:string-value="Tax">
              <text:p>Tax </text:p>
            </table:table-cell>
            <table:table-cell table:style-name="ce26" table:number-columns-repeated="2"/>
            <table:table-cell table:style-name="ce26" office:value-type="string" office:string-value="Other">
              <text:p>Other </text:p>
            </table:table-cell>
            <table:table-cell table:style-name="ce26" office:value-type="string" office:string-value="Late/ Abs Fine">
              <text:p>Late/ Abs Fine </text:p>
            </table:table-cell>
            <table:table-cell table:style-name="ce26" office:value-type="string" office:string-value="LOAN">
              <text:p>LOAN </text:p>
            </table:table-cell>
            <table:table-cell table:style-name="ce26" office:value-type="string" office:string-value="Advance">
              <text:p>Advance </text:p>
            </table:table-cell>
            <table:table-cell table:style-name="ce26" office:value-type="string" office:string-value="Glaxy Deduction">
              <text:p>Glaxy Deduction </text:p>
            </table:table-cell>
            <table:table-cell table:style-name="ce26" office:value-type="string">
              <text:p>Total </text:p>
              <text:p>Deduction</text:p>
            </table:table-cell>
            <table:covered-table-cell table:style-name="ce25"/>
            <table:table-cell table:style-name="ce37" table:number-columns-repeated="988"/>
            <table:table-cell table:number-columns-repeated="4"/>
          </table:table-row>
        </table:table-header-rows>
        <table:table-row table:style-name="ro5">
          <table:table-cell table:style-name="ce3" office:value-type="string" table:number-columns-spanned="32" table:number-rows-spanned="1">
            <text:p><text:a xlink:href="python://for%20each=%22y%20in%20get_departments(data['form']['start_date'],data['form']['end_date'])%22">start for</text:a></text:p>
          </table:table-cell>
          <table:covered-table-cell table:number-columns-repeated="2" table:style-name="ce3"/>
          <table:covered-table-cell table:number-columns-repeated="14" table:style-name="ce25"/>
          <table:covered-table-cell table:number-columns-repeated="4" table:style-name="ce26"/>
          <table:covered-table-cell table:style-name="ce25"/>
          <table:covered-table-cell table:number-columns-repeated="9" table:style-name="ce26"/>
          <table:covered-table-cell table:style-name="ce25"/>
          <table:table-cell table:style-name="ce37" table:number-columns-repeated="988"/>
          <table:table-cell table:number-columns-repeated="4"/>
        </table:table-row>
        <table:table-row table:style-name="ro5">
          <table:table-cell table:style-name="ce3" office:value-type="string" table:number-columns-spanned="32" table:number-rows-spanned="1">
            <text:p><text:a xlink:href="python://if%20test=%22y.lines%22">if</text:a></text:p>
          </table:table-cell>
          <table:covered-table-cell table:number-columns-repeated="2" table:style-name="ce3"/>
          <table:covered-table-cell table:number-columns-repeated="14" table:style-name="ce25"/>
          <table:covered-table-cell table:number-columns-repeated="4" table:style-name="ce26"/>
          <table:covered-table-cell table:style-name="ce25"/>
          <table:covered-table-cell table:number-columns-repeated="9" table:style-name="ce26"/>
          <table:covered-table-cell table:style-name="ce25"/>
          <table:table-cell table:style-name="ce37" table:number-columns-repeated="988"/>
          <table:table-cell table:number-columns-repeated="4"/>
        </table:table-row>
        <table:table-row table:style-name="ro6">
          <table:table-cell table:style-name="ce4"/>
          <table:table-cell table:style-name="ce16" office:value-type="string" table:number-columns-spanned="31" table:number-rows-spanned="1">
            <text:p><text:a xlink:href="python://y.name">Department</text:a></text:p>
          </table:table-cell>
          <table:covered-table-cell table:number-columns-repeated="30" table:style-name="ce16"/>
          <table:table-cell table:number-columns-repeated="992"/>
        </table:table-row>
        <table:table-row table:style-name="ro7">
          <table:table-cell table:style-name="ce5" office:value-type="string" table:number-columns-spanned="32" table:number-rows-spanned="1">
            <text:p><text:a xlink:href="python://for%20each=%22x%20in%20y.lines%22">start for</text:a></text:p>
          </table:table-cell>
          <table:covered-table-cell table:number-columns-repeated="2" table:style-name="ce5"/>
          <table:covered-table-cell table:number-columns-repeated="6" table:style-name="ce26"/>
          <table:covered-table-cell table:number-columns-repeated="4" table:style-name="ce33"/>
          <table:covered-table-cell table:number-columns-repeated="19" table:style-name="ce26"/>
          <table:table-cell table:style-name="ce38" table:number-columns-repeated="988"/>
          <table:table-cell table:number-columns-repeated="4"/>
        </table:table-row>
        <table:table-row table:style-name="ro8">
          <table:table-cell table:style-name="ce6" office:value-type="string">
            <text:p><text:a xlink:href="python://x.counter">i</text:a></text:p>
          </table:table-cell>
          <table:table-cell table:style-name="ce6" office:value-type="string">
            <text:p><text:a xlink:href="python://x.name">Name</text:a></text:p>
          </table:table-cell>
          <table:table-cell table:style-name="ce6" office:value-type="string">
            <text:p><text:a xlink:href="python://x.designation">Desig</text:a></text:p>
          </table:table-cell>
          <table:table-cell table:style-name="ce27" office:value-type="string">
            <text:p><text:a xlink:href="python://x.wage">Wage</text:a></text:p>
          </table:table-cell>
          <table:table-cell table:style-name="ce27" table:number-columns-repeated="8"/>
          <table:table-cell table:style-name="ce35"/>
          <table:table-cell table:style-name="ce36" table:number-columns-repeated="2"/>
          <table:table-cell table:style-name="ce27" office:value-type="string">
            <text:p><text:a xlink:href="python://x.basic">Basic</text:a></text:p>
          </table:table-cell>
          <table:table-cell table:style-name="ce36"/>
          <table:table-cell table:style-name="ce27" office:value-type="string">
            <text:p><text:a xlink:href="python://x.fuel">Fuel</text:a></text:p>
          </table:table-cell>
          <table:table-cell table:style-name="ce27"/>
          <table:table-cell table:style-name="ce27" office:value-type="string">
            <text:p><text:a xlink:href="python://x.mobile">Mob</text:a></text:p>
          </table:table-cell>
          <table:table-cell table:style-name="ce27"/>
          <table:table-cell table:style-name="ce27" office:value-type="string">
            <text:p><text:a xlink:href="python://x.allowence">ALW</text:a></text:p>
          </table:table-cell>
          <table:table-cell table:style-name="ce27"/>
          <table:table-cell table:style-name="ce36" table:number-columns-repeated="2"/>
          <table:table-cell table:style-name="ce27"/>
          <table:table-cell table:style-name="ce27" office:value-type="string">
            <text:p><text:a xlink:href="python://x.fine">Fine</text:a></text:p>
          </table:table-cell>
          <table:table-cell table:style-name="ce27"/>
          <table:table-cell table:style-name="ce27" office:value-type="string">
            <text:p><text:a xlink:href="python://x.advance">Adv</text:a></text:p>
          </table:table-cell>
          <table:table-cell table:style-name="ce36" office:value-type="string">
            <text:p><text:a xlink:href="python://x.galaxy">Galaxy</text:a></text:p>
          </table:table-cell>
          <table:table-cell table:style-name="ce26" office:value-type="string">
            <text:p><text:a xlink:href="python://x.deduction">Ded</text:a></text:p>
          </table:table-cell>
          <table:table-cell table:style-name="ce27" office:value-type="string">
            <text:p><text:a xlink:href="python://x.net">Net</text:a></text:p>
          </table:table-cell>
          <table:table-cell table:number-columns-repeated="992"/>
        </table:table-row>
        <table:table-row table:style-name="ro8">
          <table:table-cell table:style-name="ce4" office:value-type="string" table:number-columns-spanned="32" table:number-rows-spanned="1">
            <text:p><text:a xlink:href="python:///for">/for</text:a></text:p>
          </table:table-cell>
          <table:covered-table-cell table:number-columns-repeated="2" table:style-name="ce6"/>
          <table:covered-table-cell table:number-columns-repeated="9" table:style-name="ce27"/>
          <table:covered-table-cell table:style-name="ce35"/>
          <table:covered-table-cell table:number-columns-repeated="2" table:style-name="ce36"/>
          <table:covered-table-cell table:style-name="ce27"/>
          <table:covered-table-cell table:style-name="ce36"/>
          <table:covered-table-cell table:number-columns-repeated="6" table:style-name="ce27"/>
          <table:covered-table-cell table:number-columns-repeated="2" table:style-name="ce36"/>
          <table:covered-table-cell table:number-columns-repeated="4" table:style-name="ce27"/>
          <table:covered-table-cell table:style-name="ce36"/>
          <table:covered-table-cell table:style-name="ce26"/>
          <table:covered-table-cell table:style-name="ce27"/>
          <table:table-cell table:number-columns-repeated="992"/>
        </table:table-row>
        <table:table-row table:style-name="ro8">
          <table:table-cell table:style-name="ce7"/>
          <table:table-cell table:style-name="ce17" office:value-type="string">
            <text:p>SUB-TOTAL</text:p>
          </table:table-cell>
          <table:table-cell table:style-name="ce23"/>
          <table:table-cell table:style-name="ce28" office:value-type="string">
            <text:p><text:a xlink:href="python://sum_field(y.lines,%20'wage')">wage</text:a></text:p>
          </table:table-cell>
          <table:table-cell table:style-name="ce28" table:formula="of:=SUM(e#ref!:e#ref!)" office:value-type="string" office:string-value="Err:508">
            <text:p>Err:508</text:p>
          </table:table-cell>
          <table:table-cell table:style-name="ce28" table:formula="of:=SUM(f#ref!:f#ref!)" office:value-type="string" office:string-value="Err:508">
            <text:p>Err:508</text:p>
          </table:table-cell>
          <table:table-cell table:style-name="ce28" table:formula="of:=SUM(g#ref!:g#ref!)" office:value-type="string" office:string-value="Err:508">
            <text:p>Err:508</text:p>
          </table:table-cell>
          <table:table-cell table:style-name="ce28" table:formula="of:=SUM(h#ref!:h#ref!)" office:value-type="string" office:string-value="Err:508">
            <text:p>Err:508</text:p>
          </table:table-cell>
          <table:table-cell table:style-name="ce28" table:formula="of:=SUM(i#ref!:i#ref!)" office:value-type="string" office:string-value="Err:508">
            <text:p>Err:508</text:p>
          </table:table-cell>
          <table:table-cell table:style-name="ce28" table:number-columns-repeated="4"/>
          <table:table-cell table:style-name="ce28" table:formula="of:=SUM(n#ref!:n#ref!)" office:value-type="string" office:string-value="Err:508">
            <text:p>Err:508</text:p>
          </table:table-cell>
          <table:table-cell table:style-name="ce28" table:formula="of:=SUM(o#ref!:o#ref!)" office:value-type="string" office:string-value="Err:508">
            <text:p>Err:508</text:p>
          </table:table-cell>
          <table:table-cell table:style-name="ce28" office:value-type="string">
            <text:p><text:a xlink:href="python://sum_field(y.lines,%20'basic')">basic</text:a></text:p>
          </table:table-cell>
          <table:table-cell table:style-name="ce28" table:formula="of:=SUM(q#ref!:q#ref!)" office:value-type="string" office:string-value="Err:508">
            <text:p>Err:508</text:p>
          </table:table-cell>
          <table:table-cell table:style-name="ce28" office:value-type="string">
            <text:p><text:a xlink:href="python://sum_field(y.lines,%20'fuel')">fuel</text:a></text:p>
          </table:table-cell>
          <table:table-cell table:style-name="ce28"/>
          <table:table-cell table:style-name="ce28" office:value-type="string">
            <text:p><text:a xlink:href="python://sum_field(y.lines,%20'mobile')">mobile</text:a></text:p>
          </table:table-cell>
          <table:table-cell table:style-name="ce28"/>
          <table:table-cell table:style-name="ce28" office:value-type="string">
            <text:p><text:a xlink:href="python://sum_field(y.lines,%20'allowence')">alw</text:a></text:p>
          </table:table-cell>
          <table:table-cell table:style-name="ce28" table:number-columns-repeated="4"/>
          <table:table-cell table:style-name="ce28" office:value-type="string">
            <text:p><text:a xlink:href="python://sum_field(y.lines,%20'fine')">fine</text:a></text:p>
          </table:table-cell>
          <table:table-cell table:style-name="ce28"/>
          <table:table-cell table:style-name="ce28" office:value-type="string">
            <text:p><text:a xlink:href="python://sum_field(y.lines,%20'advance')">advance</text:a></text:p>
          </table:table-cell>
          <table:table-cell table:style-name="ce28" office:value-type="string">
            <text:p><text:a xlink:href="python://sum_field(y.lines,%20'galaxy')">galaxy</text:a></text:p>
          </table:table-cell>
          <table:table-cell table:style-name="ce28" office:value-type="string">
            <text:p><text:a xlink:href="python://sum_field(y.lines,%20'deduction')">ded</text:a></text:p>
          </table:table-cell>
          <table:table-cell table:style-name="ce28" office:value-type="string">
            <text:p><text:a xlink:href="python://sum_field(y.lines,%20'net')">net</text:a></text:p>
          </table:table-cell>
          <table:table-cell table:style-name="ce39" table:number-columns-repeated="988"/>
          <table:table-cell table:number-columns-repeated="4"/>
        </table:table-row>
        <table:table-row table:style-name="ro8">
          <table:table-cell table:style-name="ce7" office:value-type="string" table:number-columns-spanned="32" table:number-rows-spanned="1">
            <text:p><text:a xlink:href="python:///if">/if</text:a></text:p>
          </table:table-cell>
          <table:covered-table-cell table:style-name="ce18"/>
          <table:covered-table-cell table:style-name="ce23"/>
          <table:covered-table-cell table:number-columns-repeated="29" table:style-name="ce28"/>
          <table:table-cell table:style-name="ce39" table:number-columns-repeated="988"/>
          <table:table-cell table:number-columns-repeated="4"/>
        </table:table-row>
        <table:table-row table:style-name="ro8">
          <table:table-cell table:style-name="ce7" office:value-type="string" table:number-columns-spanned="32" table:number-rows-spanned="1">
            <text:p><text:a xlink:href="python:///for">/for</text:a></text:p>
          </table:table-cell>
          <table:covered-table-cell table:style-name="ce18"/>
          <table:covered-table-cell table:style-name="ce23"/>
          <table:covered-table-cell table:number-columns-repeated="29" table:style-name="ce28"/>
          <table:table-cell table:style-name="ce39" table:number-columns-repeated="988"/>
          <table:table-cell table:number-columns-repeated="4"/>
        </table:table-row>
        <table:table-row table:style-name="ro9">
          <table:table-cell table:style-name="ce8"/>
          <table:table-cell table:style-name="ce19" office:value-type="string" table:number-columns-spanned="2" table:number-rows-spanned="1">
            <text:p>Grand Total</text:p>
          </table:table-cell>
          <table:covered-table-cell table:style-name="ce19"/>
          <table:table-cell table:style-name="ce29" office:value-type="string">
            <text:p><text:a xlink:href="python://get_totals('wage')">wage</text:a></text:p>
          </table:table-cell>
          <table:table-cell table:style-name="ce29" table:formula="of:=e#ref!+e#ref!+e#ref!+e#ref!" office:value-type="string" office:string-value="Err:509">
            <text:p>Err:509</text:p>
          </table:table-cell>
          <table:table-cell table:style-name="ce29" table:formula="of:=f#ref!+f#ref!+f#ref!+f#ref!" office:value-type="string" office:string-value="Err:509">
            <text:p>Err:509</text:p>
          </table:table-cell>
          <table:table-cell table:style-name="ce29" table:formula="of:=g#ref!+g#ref!+g#ref!+g#ref!" office:value-type="string" office:string-value="Err:509">
            <text:p>Err:509</text:p>
          </table:table-cell>
          <table:table-cell table:style-name="ce29" table:formula="of:=h#ref!+h#ref!+h#ref!+h#ref!" office:value-type="string" office:string-value="Err:509">
            <text:p>Err:509</text:p>
          </table:table-cell>
          <table:table-cell table:style-name="ce29" table:formula="of:=i#ref!+i#ref!+i#ref!+i#ref!" office:value-type="string" office:string-value="Err:509">
            <text:p>Err:509</text:p>
          </table:table-cell>
          <table:table-cell table:style-name="ce29" table:number-columns-repeated="6"/>
          <table:table-cell table:style-name="ce29" office:value-type="string">
            <text:p><text:a xlink:href="python://get_totals('basic')">basic</text:a></text:p>
          </table:table-cell>
          <table:table-cell table:style-name="ce29"/>
          <table:table-cell table:style-name="ce29" office:value-type="string">
            <text:p><text:a xlink:href="python://get_totals('fuel')">fuel</text:a></text:p>
          </table:table-cell>
          <table:table-cell table:style-name="ce29"/>
          <table:table-cell table:style-name="ce29" office:value-type="string">
            <text:p><text:a xlink:href="python://get_totals('mobile')">mobile</text:a></text:p>
          </table:table-cell>
          <table:table-cell table:style-name="ce29"/>
          <table:table-cell table:style-name="ce29" office:value-type="string">
            <text:p><text:a xlink:href="python://get_totals('allowence')">alw</text:a></text:p>
          </table:table-cell>
          <table:table-cell table:style-name="ce29" table:number-columns-repeated="4"/>
          <table:table-cell table:style-name="ce29" office:value-type="string">
            <text:p><text:a xlink:href="python://get_totals('fine')">fine</text:a></text:p>
          </table:table-cell>
          <table:table-cell table:style-name="ce29"/>
          <table:table-cell table:style-name="ce29" office:value-type="string">
            <text:p><text:a xlink:href="python://get_totals('advance')">adv</text:a></text:p>
          </table:table-cell>
          <table:table-cell table:style-name="ce29" office:value-type="string">
            <text:p><text:a xlink:href="python://get_totals('galaxy')">galaxy</text:a></text:p>
          </table:table-cell>
          <table:table-cell table:style-name="ce29" office:value-type="string">
            <text:p><text:a xlink:href="python://get_totals('deduction')">ded</text:a></text:p>
          </table:table-cell>
          <table:table-cell table:style-name="ce29" office:value-type="string">
            <text:p><text:a xlink:href="python://get_totals('net')">net</text:a></text:p>
          </table:table-cell>
          <table:table-cell table:style-name="ce40" table:number-columns-repeated="988"/>
          <table:table-cell table:number-columns-repeated="4"/>
        </table:table-row>
        <table:table-row table:style-name="ro10">
          <table:table-cell table:style-name="ce9"/>
          <table:table-cell table:style-name="ce20"/>
          <table:table-cell table:style-name="ce24"/>
          <table:table-cell table:style-name="ce30"/>
          <table:table-cell table:style-name="ce32" table:number-columns-repeated="8"/>
          <table:table-cell table:style-name="ce30" table:number-columns-repeated="5"/>
          <table:table-cell table:style-name="ce32" table:number-columns-repeated="5"/>
          <table:table-cell table:style-name="ce30" table:number-columns-repeated="10"/>
          <table:table-cell table:number-columns-repeated="992"/>
        </table:table-row>
        <table:table-row table:style-name="ro10">
          <table:table-cell table:style-name="ce10" table:number-columns-spanned="32" table:number-rows-spanned="1"/>
          <table:covered-table-cell table:number-columns-repeated="31" table:style-name="ce21"/>
          <table:table-cell table:number-columns-repeated="992"/>
        </table:table-row>
        <table:table-row table:style-name="ro10">
          <table:table-cell table:style-name="ce11" table:number-columns-spanned="18" table:number-rows-spanned="1"/>
          <table:covered-table-cell table:number-columns-repeated="17" table:style-name="ce22"/>
          <table:table-cell table:style-name="ce22" table:number-columns-repeated="4"/>
          <table:table-cell table:number-columns-repeated="1002"/>
        </table:table-row>
        <table:table-row table:style-name="ro10">
          <table:table-cell table:style-name="ce10" table:number-columns-spanned="32" table:number-rows-spanned="1"/>
          <table:covered-table-cell table:number-columns-repeated="31" table:style-name="ce12"/>
          <table:table-cell table:number-columns-repeated="992"/>
        </table:table-row>
        <table:table-row table:style-name="ro10">
          <table:table-cell table:style-name="ce12" table:number-columns-repeated="32"/>
          <table:table-cell table:number-columns-repeated="992"/>
        </table:table-row>
        <table:table-row table:style-name="ro10">
          <table:table-cell table:style-name="ce12"/>
          <table:table-cell table:style-name="ce12" office:value-type="string">
            <text:p>Prepared By:</text:p>
          </table:table-cell>
          <table:table-cell/>
          <table:table-cell table:style-name="ce12" table:number-columns-repeated="7"/>
          <table:table-cell/>
          <table:table-cell table:style-name="ce34" office:value-type="string" office:string-value="Reviewed By:">
            <text:p>Reviewed By: </text:p>
          </table:table-cell>
          <table:table-cell/>
          <table:table-cell table:style-name="ce13" table:number-columns-repeated="4"/>
          <table:table-cell table:style-name="Default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office:value-type="string" office:string-value="Finally Approved By:">
            <text:p>Finally Approved By: </text:p>
          </table:table-cell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 table:number-rows-repeated="4">
          <table:table-cell table:style-name="ce12" table:number-columns-repeated="2"/>
          <table:table-cell/>
          <table:table-cell table:style-name="ce12" table:number-columns-repeated="7"/>
          <table:table-cell table:number-columns-repeated="3"/>
          <table:table-cell table:style-name="ce13" table:number-columns-repeated="4"/>
          <table:table-cell table:style-name="ce34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>
          <table:table-cell table:style-name="ce12"/>
          <table:table-cell table:style-name="ce12" office:value-type="string">
            <text:p>HR Department</text:p>
          </table:table-cell>
          <table:table-cell/>
          <table:table-cell table:style-name="ce12" table:number-columns-repeated="7"/>
          <table:table-cell/>
          <table:table-cell table:style-name="ce34" office:value-type="string" office:string-value="Finance Dept">
            <text:p>Finance Dept </text:p>
          </table:table-cell>
          <table:table-cell/>
          <table:table-cell table:style-name="ce13" table:number-columns-repeated="4"/>
          <table:table-cell table:style-name="Default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office:value-type="string" office:string-value="Executive Director">
            <text:p>Executive Director </text:p>
          </table:table-cell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 table:number-rows-repeated="2">
          <table:table-cell table:style-name="ce12" table:number-columns-repeated="32"/>
          <table:table-cell table:number-columns-repeated="99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_xlnm.Print_Area" table:base-cell-address="$staff.$A$1" table:cell-range-address="$staff.$A$1:.$AF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047in" fo:margin-bottom="0.2299in" fo:margin-left="0.6571in" fo:margin-right="0.1598in" style:shadow="none" fo:background-color="transparent" style:print-page-order="ttb" style:first-page-number="continue" style:scale-to="51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12/14/2013</text:date>, <text:time>14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ff" style:display-name="PageStyle_sta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3-12-12T14:29:10.51</meta:print-date>
    <meta:generator>OpenOffice.org/3.4.1$Win32 OpenOffice.org_project/341m1$Build-9593</meta:generator>
    <dc:date>2013-12-14T14:26:07.74</dc:date>
    <meta:editing-duration>P1DT23H43M8S</meta:editing-duration>
    <meta:editing-cycles>57</meta:editing-cycles>
    <meta:document-statistic meta:table-count="1" meta:cell-count="97" meta:object-count="0"/>
  </office:meta>
</office:document-meta>
</file>